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81pt"/>
    </style:style>
    <style:style style:name="co3" style:family="table-column">
      <style:table-column-properties fo:break-before="auto" style:column-width="105.9pt"/>
    </style:style>
    <style:style style:name="ro1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"/>
    <style:style style:name="ce3" style:family="table-cell" style:parent-style-name="Default" style:data-style-name="N121"/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122"/>
    <style:style style:name="ce6" style:family="table-cell" style:parent-style-name="Default">
      <style:text-properties style:font-name="Liberation Sans" style:font-name-asian="Droid Sans Fallback" style:font-name-complex="FreeSans"/>
    </style:style>
    <style:style style:name="ce7" style:family="table-cell" style:parent-style-name="Default" style:data-style-name="N123"/>
    <style:style style:name="ce8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/>
          <table:table-cell table:style-name="Default" office:value-type="string" calcext:value-type="string">
            <text:p>Durability</text:p>
          </table:table-cell>
          <table:table-cell office:value-type="string" calcext:value-type="string">
            <text:p>Tool Level</text:p>
          </table:table-cell>
          <table:table-cell table:style-name="Default" office:value-type="string" calcext:value-type="string">
            <text:p>Efficiency</text:p>
          </table:table-cell>
          <table:table-cell table:style-name="Default" office:value-type="string" calcext:value-type="string">
            <text:p>Damage</text:p>
          </table:table-cell>
          <table:table-cell table:style-name="Default" office:value-type="string" calcext:value-type="string">
            <text:p>Enchantment</text:p>
          </table:table-cell>
          <table:table-cell table:style-name="Default" office:value-type="string" calcext:value-type="string">
            <text:p>Base Armor</text:p>
          </table:table-cell>
          <table:table-cell table:style-name="Default" office:value-type="string" calcext:value-type="string">
            <text:p>Helm</text:p>
          </table:table-cell>
          <table:table-cell table:style-name="Default" office:value-type="string" calcext:value-type="string">
            <text:p>Chest</text:p>
          </table:table-cell>
          <table:table-cell table:style-name="Default" office:value-type="string" calcext:value-type="string">
            <text:p>Legs</text:p>
          </table:table-cell>
          <table:table-cell table:style-name="Default" office:value-type="string" calcext:value-type="string">
            <text:p>Boots</text:p>
          </table:table-cell>
          <table:table-cell table:style-name="Default" office:value-type="string" calcext:value-type="string">
            <text:p>Blast Resistance/Hardness</text:p>
          </table:table-cell>
          <table:table-cell/>
          <table:table-cell office:value-type="string" calcext:value-type="string">
            <text:p>Moh's Level</text:p>
          </table:table-cell>
          <table:table-cell office:value-type="string" calcext:value-type="string">
            <text:p>Grams per Cubic Inch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1+([.N2]*[.B2]*0.0053361793)" office:value-type="float" office:value="1.3148345787" calcext:value-type="float">
            <text:p>1.3</text:p>
          </table:table-cell>
          <table:table-cell table:formula="of:=[.B2]*0.0227920228" office:value-type="float" office:value="1.3447293452" calcext:value-type="float">
            <text:p>1.3</text:p>
          </table:table-cell>
          <table:table-cell table:formula="of:=[.B2]*0.1184974523" office:value-type="float" office:value="6.9913496857" calcext:value-type="float">
            <text:p>7</text:p>
          </table:table-cell>
          <table:table-cell table:number-columns-repeated="5"/>
          <table:table-cell table:formula="of:=3+([.N2]*[.B2]*0.025093165 )" office:value-type="float" office:value="4.480496735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12" calcext:value-type="float">
            <text:p>13.12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table:style-name="Default" table:formula="of:=[.B2]+(131-59)/9" office:value-type="float" office:value="67" calcext:value-type="float">
            <text:p>67</text:p>
          </table:table-cell>
          <table:table-cell table:formula="of:=[.N3]-1" office:value-type="float" office:value="0" calcext:value-type="float">
            <text:p>0</text:p>
          </table:table-cell>
          <table:table-cell table:formula="of:=1+([.N3]*[.B3]*0.0053361793)" office:value-type="float" office:value="1.3575240131" calcext:value-type="float">
            <text:p>1.4</text:p>
          </table:table-cell>
          <table:table-cell table:formula="of:=[.B3]*0.0227920228" office:value-type="float" office:value="1.5270655276" calcext:value-type="float">
            <text:p>1.5</text:p>
          </table:table-cell>
          <table:table-cell table:formula="of:=[.B3]*0.1184974523" office:value-type="float" office:value="7.9393293041" calcext:value-type="float">
            <text:p>8</text:p>
          </table:table-cell>
          <table:table-cell table:number-columns-repeated="5"/>
          <table:table-cell table:formula="of:=3+([.N3]*[.B3]*0.025093165 )" office:value-type="float" office:value="4.68124205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5.86" calcext:value-type="float">
            <text:p>185.86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table:style-name="Default" table:formula="of:=[.B3]+(131-59)/9" office:value-type="float" office:value="75" calcext:value-type="float">
            <text:p>75</text:p>
          </table:table-cell>
          <table:table-cell table:formula="of:=[.N4]-1" office:value-type="float" office:value="0" calcext:value-type="float">
            <text:p>0</text:p>
          </table:table-cell>
          <table:table-cell table:formula="of:=1+([.N4]*[.B4]*0.0053361793)" office:value-type="float" office:value="1.4002134475" calcext:value-type="float">
            <text:p>1.4</text:p>
          </table:table-cell>
          <table:table-cell table:formula="of:=[.B4]*0.0227920228" office:value-type="float" office:value="1.70940171" calcext:value-type="float">
            <text:p>1.7</text:p>
          </table:table-cell>
          <table:table-cell table:formula="of:=[.B4]*0.1184974523" office:value-type="float" office:value="8.8873089225" calcext:value-type="float">
            <text:p>9</text:p>
          </table:table-cell>
          <table:table-cell table:formula="of:=10+([.B4]*0.0063653724)" office:value-type="float" office:value="10.47740293" calcext:value-type="float">
            <text:p>10</text:p>
          </table:table-cell>
          <table:table-cell table:formula="of:=0.15*[.G4]" office:value-type="float" office:value="1.5716104395" calcext:value-type="float">
            <text:p>2</text:p>
          </table:table-cell>
          <table:table-cell table:formula="of:=[.G4]*(0.4)" office:value-type="float" office:value="4.190961172" calcext:value-type="float">
            <text:p>4</text:p>
          </table:table-cell>
          <table:table-cell table:formula="of:=[.G4]*(0.3)" office:value-type="float" office:value="3.143220879" calcext:value-type="float">
            <text:p>3</text:p>
          </table:table-cell>
          <table:table-cell table:formula="of:=[.G4]*0.15" office:value-type="float" office:value="1.5716104395" calcext:value-type="float">
            <text:p>2</text:p>
          </table:table-cell>
          <table:table-cell table:formula="of:=3+([.N4]*[.B4]*0.025093165 )" office:value-type="float" office:value="4.88198737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9.05" calcext:value-type="float">
            <text:p>119.05</text:p>
          </table:table-cell>
        </table:table-row>
        <table:table-row table:style-name="ro1">
          <table:table-cell office:value-type="string" calcext:value-type="string">
            <text:p>Indium</text:p>
          </table:table-cell>
          <table:table-cell table:style-name="Default" table:formula="of:=[.B4]+(131-59)/9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3+([.N5]*[.B5]*0.025093165 )" office:value-type="float" office:value="5.08273269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9.79" calcext:value-type="float">
            <text:p>119.79</text:p>
          </table:table-cell>
        </table:table-row>
        <table:table-row table:style-name="ro1">
          <table:table-cell office:value-type="string" calcext:value-type="string">
            <text:p>Sulfur</text:p>
          </table:table-cell>
          <table:table-cell table:style-name="Default" table:formula="of:=[.B5]+(131-59)/9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3+([.N6]*[.B6]*0.025093165 )" office:value-type="float" office:value="7.56695603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.92" calcext:value-type="float">
            <text:p>33.92</text:p>
          </table:table-cell>
        </table:table-row>
        <table:table-row table:style-name="ro1">
          <table:table-cell office:value-type="string" calcext:value-type="string">
            <text:p>Saltpeter</text:p>
          </table:table-cell>
          <table:table-cell table:style-name="Default" table:formula="of:=[.B6]+(131-59)/9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3+([.N7]*[.B7]*0.025093165 )" office:value-type="float" office:value="7.96844667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.41" calcext:value-type="float">
            <text:p>34.41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table:style-name="Default" table:formula="of:=[.B7]+(131-59)/9" office:value-type="float" office:value="107" calcext:value-type="float">
            <text:p>107</text:p>
          </table:table-cell>
          <table:table-cell table:formula="of:=[.N8]-1" office:value-type="float" office:value="1" calcext:value-type="float">
            <text:p>1</text:p>
          </table:table-cell>
          <table:table-cell table:formula="of:=1+([.N8]*[.B8]*0.0053361793)" office:value-type="float" office:value="2.1419423702" calcext:value-type="float">
            <text:p>2.1</text:p>
          </table:table-cell>
          <table:table-cell table:formula="of:=[.B8]*0.0227920228" office:value-type="float" office:value="2.4387464396" calcext:value-type="float">
            <text:p>2.4</text:p>
          </table:table-cell>
          <table:table-cell table:formula="of:=[.B8]*0.1184974523" office:value-type="float" office:value="12.6792273961" calcext:value-type="float">
            <text:p>13</text:p>
          </table:table-cell>
          <table:table-cell table:formula="of:=10+([.B8]*0.0063653724)" office:value-type="float" office:value="10.6810948468" calcext:value-type="float">
            <text:p>11</text:p>
          </table:table-cell>
          <table:table-cell table:formula="of:=0.15*[.G8]" office:value-type="float" office:value="1.60216422702" calcext:value-type="float">
            <text:p>2</text:p>
          </table:table-cell>
          <table:table-cell table:formula="of:=[.G8]*(0.4)" office:value-type="float" office:value="4.27243793872" calcext:value-type="float">
            <text:p>4</text:p>
          </table:table-cell>
          <table:table-cell table:formula="of:=[.G8]*(0.3)" office:value-type="float" office:value="3.20432845404" calcext:value-type="float">
            <text:p>3</text:p>
          </table:table-cell>
          <table:table-cell table:formula="of:=[.G8]*0.15" office:value-type="float" office:value="1.60216422702" calcext:value-type="float">
            <text:p>2</text:p>
          </table:table-cell>
          <table:table-cell table:formula="of:=3+([.N8]*[.B8]*0.025093165 )" office:value-type="float" office:value="8.36993731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6.6" calcext:value-type="float">
            <text:p>316.6</text:p>
          </table:table-cell>
        </table:table-row>
        <table:table-row table:style-name="ro1">
          <table:table-cell office:value-type="string" calcext:value-type="string">
            <text:p>Electrum</text:p>
          </table:table-cell>
          <table:table-cell table:style-name="Default" table:formula="of:=[.B8]+(131-59)/9" office:value-type="float" office:value="115" calcext:value-type="float">
            <text:p>115</text:p>
          </table:table-cell>
          <table:table-cell table:formula="of:=[.N9]-1" office:value-type="float" office:value="1" calcext:value-type="float">
            <text:p>1</text:p>
          </table:table-cell>
          <table:table-cell table:formula="of:=1+([.N9]*[.B9]*0.0053361793)" office:value-type="float" office:value="2.227321239" calcext:value-type="float">
            <text:p>2.2</text:p>
          </table:table-cell>
          <table:table-cell table:formula="of:=[.B9]*0.0227920228" office:value-type="float" office:value="2.621082622" calcext:value-type="float">
            <text:p>2.6</text:p>
          </table:table-cell>
          <table:table-cell table:formula="of:=[.B9]*0.1184974523" office:value-type="float" office:value="13.6272070145" calcext:value-type="float">
            <text:p>14</text:p>
          </table:table-cell>
          <table:table-cell table:formula="of:=10+([.B9]*0.0063653724)" office:value-type="float" office:value="10.732017826" calcext:value-type="float">
            <text:p>11</text:p>
          </table:table-cell>
          <table:table-cell table:formula="of:=0.15*[.G9]" office:value-type="float" office:value="1.6098026739" calcext:value-type="float">
            <text:p>2</text:p>
          </table:table-cell>
          <table:table-cell table:formula="of:=[.G9]*(0.4)" office:value-type="float" office:value="4.2928071304" calcext:value-type="float">
            <text:p>4</text:p>
          </table:table-cell>
          <table:table-cell table:formula="of:=[.G9]*(0.3)" office:value-type="float" office:value="3.2196053478" calcext:value-type="float">
            <text:p>3</text:p>
          </table:table-cell>
          <table:table-cell table:formula="of:=[.G9]*0.15" office:value-type="float" office:value="1.6098026739" calcext:value-type="float">
            <text:p>2</text:p>
          </table:table-cell>
          <table:table-cell table:formula="of:=3+([.N9]*[.B9]*0.025093165 )" office:value-type="float" office:value="8.77142795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O8]+[.O10])/2" office:value-type="float" office:value="244.25" calcext:value-type="float">
            <text:p>244.25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 table:style-name="Default" table:formula="of:=[.B9]+(131-59)/9" office:value-type="float" office:value="123" calcext:value-type="float">
            <text:p>123</text:p>
          </table:table-cell>
          <table:table-cell table:formula="of:=[.N10]-1" office:value-type="float" office:value="1" calcext:value-type="float">
            <text:p>1</text:p>
          </table:table-cell>
          <table:table-cell table:formula="of:=1+([.N10]*[.B10]*0.0053361793)" office:value-type="float" office:value="2.3127001078" calcext:value-type="float">
            <text:p>2.3</text:p>
          </table:table-cell>
          <table:table-cell table:formula="of:=[.B10]*0.0227920228" office:value-type="float" office:value="2.8034188044" calcext:value-type="float">
            <text:p>2.8</text:p>
          </table:table-cell>
          <table:table-cell table:formula="of:=[.B10]*0.1184974523" office:value-type="float" office:value="14.5751866329" calcext:value-type="float">
            <text:p>15</text:p>
          </table:table-cell>
          <table:table-cell table:formula="of:=10+([.B10]*0.0063653724)" office:value-type="float" office:value="10.7829408052" calcext:value-type="float">
            <text:p>11</text:p>
          </table:table-cell>
          <table:table-cell table:formula="of:=0.15*[.G10]" office:value-type="float" office:value="1.61744112078" calcext:value-type="float">
            <text:p>2</text:p>
          </table:table-cell>
          <table:table-cell table:formula="of:=[.G10]*(0.4)" office:value-type="float" office:value="4.31317632208" calcext:value-type="float">
            <text:p>4</text:p>
          </table:table-cell>
          <table:table-cell table:formula="of:=[.G10]*(0.3)" office:value-type="float" office:value="3.23488224156" calcext:value-type="float">
            <text:p>3</text:p>
          </table:table-cell>
          <table:table-cell table:formula="of:=[.G10]*0.15" office:value-type="float" office:value="1.61744112078" calcext:value-type="float">
            <text:p>2</text:p>
          </table:table-cell>
          <table:table-cell table:formula="of:=3+([.N10]*[.B10]*0.025093165 )" office:value-type="float" office:value="9.1729185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1.9" calcext:value-type="float">
            <text:p>171.9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131" calcext:value-type="float">
            <text:p>131</text:p>
          </table:table-cell>
          <table:table-cell table:formula="of:=[.N11]-1" office:value-type="float" office:value="1" calcext:value-type="float">
            <text:p>1</text:p>
          </table:table-cell>
          <table:table-cell table:number-columns-repeated="8"/>
          <table:table-cell table:formula="of:=3+([.N11]*[.B11]*0.025093165 )" office:value-type="float" office:value="9.57440923" calcext:value-type="float">
            <text:p>1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41.21" calcext:value-type="float">
            <text:p>41.21</text:p>
          </table:table-cell>
        </table:table-row>
        <table:table-row table:style-name="ro1">
          <table:table-cell office:value-type="string" calcext:value-type="string">
            <text:p>Flint</text:p>
          </table:table-cell>
          <table:table-cell table:formula="of:=[.B11]+([.$B$21]-[.$B$11])/10" office:value-type="float" office:value="142.9" calcext:value-type="float">
            <text:p>143</text:p>
          </table:table-cell>
          <table:table-cell table:formula="of:=[.N12]-1" office:value-type="float" office:value="1" calcext:value-type="float">
            <text:p>1</text:p>
          </table:table-cell>
          <table:table-cell table:number-columns-repeated="8"/>
          <table:table-cell table:formula="of:=3+([.N12]*[.B12]*0.025093165 )" office:value-type="float" office:value="10.171626557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.78" calcext:value-type="float">
            <text:p>22.78</text:p>
          </table:table-cell>
        </table:table-row>
        <table:table-row table:style-name="ro1">
          <table:table-cell office:value-type="string" calcext:value-type="string">
            <text:p>Aluminum</text:p>
          </table:table-cell>
          <table:table-cell table:formula="of:=[.B12]+([.$B$21]-[.$B$11])/10" office:value-type="float" office:value="154.8" calcext:value-type="float">
            <text:p>155</text:p>
          </table:table-cell>
          <table:table-cell table:formula="of:=[.N13]-1" office:value-type="float" office:value="1" calcext:value-type="float">
            <text:p>1</text:p>
          </table:table-cell>
          <table:table-cell table:formula="of:=1+([.N13]*[.B13]*0.0053361793)" office:value-type="float" office:value="2.65208111128" calcext:value-type="float">
            <text:p>2.7</text:p>
          </table:table-cell>
          <table:table-cell table:formula="of:=[.B13]*0.0227920228" office:value-type="float" office:value="3.52820512944" calcext:value-type="float">
            <text:p>3.5</text:p>
          </table:table-cell>
          <table:table-cell table:formula="of:=[.B13]*0.1184974523" office:value-type="float" office:value="18.34340561604" calcext:value-type="float">
            <text:p>18</text:p>
          </table:table-cell>
          <table:table-cell table:formula="of:=10+([.B13]*0.0063653724)" office:value-type="float" office:value="10.98535964752" calcext:value-type="float">
            <text:p>11</text:p>
          </table:table-cell>
          <table:table-cell table:formula="of:=0.15*[.G13]" office:value-type="float" office:value="1.647803947128" calcext:value-type="float">
            <text:p>2</text:p>
          </table:table-cell>
          <table:table-cell table:formula="of:=[.G13]*(0.4)" office:value-type="float" office:value="4.394143859008" calcext:value-type="float">
            <text:p>4</text:p>
          </table:table-cell>
          <table:table-cell table:formula="of:=[.G13]*(0.3)" office:value-type="float" office:value="3.295607894256" calcext:value-type="float">
            <text:p>3</text:p>
          </table:table-cell>
          <table:table-cell table:formula="of:=[.G13]*0.15" office:value-type="float" office:value="1.647803947128" calcext:value-type="float">
            <text:p>2</text:p>
          </table:table-cell>
          <table:table-cell table:formula="of:=3+([.N13]*[.B13]*0.025093165 )" office:value-type="float" office:value="10.768843884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.23" calcext:value-type="float">
            <text:p>44.23</text:p>
          </table:table-cell>
        </table:table-row>
        <table:table-row table:style-name="ro1">
          <table:table-cell office:value-type="string" calcext:value-type="string">
            <text:p>Cadmium</text:p>
          </table:table-cell>
          <table:table-cell table:formula="of:=[.B13]+([.$B$21]-[.$B$11])/10" office:value-type="float" office:value="166.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3+([.N14]*[.B14]*0.025093165 )" office:value-type="float" office:value="11.3660612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1.75" calcext:value-type="float">
            <text:p>141.75</text:p>
          </table:table-cell>
        </table:table-row>
        <table:table-row table:style-name="ro1">
          <table:table-cell office:value-type="string" calcext:value-type="string">
            <text:p>Calcite</text:p>
          </table:table-cell>
          <table:table-cell table:formula="of:=[.B14]+([.$B$21]-[.$B$11])/10" office:value-type="float" office:value="178.6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3+([.N15]*[.B15]*0.025093165 )" office:value-type="float" office:value="16.444917807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.43" calcext:value-type="float">
            <text:p>44.43</text:p>
          </table:table-cell>
        </table:table-row>
        <table:table-row table:style-name="ro1">
          <table:table-cell office:value-type="string" calcext:value-type="string">
            <text:p>Copper</text:p>
          </table:table-cell>
          <table:table-cell table:formula="of:=[.B15]+([.$B$21]-[.$B$11])/10" office:value-type="float" office:value="190.5" calcext:value-type="float">
            <text:p>191</text:p>
          </table:table-cell>
          <table:table-cell table:formula="of:=[.N16]-1" office:value-type="float" office:value="2" calcext:value-type="float">
            <text:p>2</text:p>
          </table:table-cell>
          <table:table-cell table:formula="of:=1+([.N16]*[.B16]*0.0053361793)" office:value-type="float" office:value="4.04962646995" calcext:value-type="float">
            <text:p>4.0</text:p>
          </table:table-cell>
          <table:table-cell table:formula="of:=[.B16]*0.0227920228" office:value-type="float" office:value="4.3418803434" calcext:value-type="float">
            <text:p>4.3</text:p>
          </table:table-cell>
          <table:table-cell table:formula="of:=[.B16]*0.1184974523" office:value-type="float" office:value="22.57376466315" calcext:value-type="float">
            <text:p>23</text:p>
          </table:table-cell>
          <table:table-cell table:formula="of:=10+([.B16]*0.0063653724)" office:value-type="float" office:value="11.2126034422" calcext:value-type="float">
            <text:p>11</text:p>
          </table:table-cell>
          <table:table-cell table:formula="of:=0.15*[.G16]" office:value-type="float" office:value="1.68189051633" calcext:value-type="float">
            <text:p>2</text:p>
          </table:table-cell>
          <table:table-cell table:formula="of:=[.G16]*(0.4)" office:value-type="float" office:value="4.48504137688" calcext:value-type="float">
            <text:p>4</text:p>
          </table:table-cell>
          <table:table-cell table:formula="of:=[.G16]*(0.3)" office:value-type="float" office:value="3.36378103266" calcext:value-type="float">
            <text:p>3</text:p>
          </table:table-cell>
          <table:table-cell table:formula="of:=[.G16]*0.15" office:value-type="float" office:value="1.68189051633" calcext:value-type="float">
            <text:p>2</text:p>
          </table:table-cell>
          <table:table-cell table:formula="of:=3+([.N16]*[.B16]*0.025093165 )" office:value-type="float" office:value="17.3407437975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6.66" calcext:value-type="float">
            <text:p>146.66</text:p>
          </table:table-cell>
        </table:table-row>
        <table:table-row table:style-name="ro1">
          <table:table-cell office:value-type="string" calcext:value-type="string">
            <text:p>Platinum</text:p>
          </table:table-cell>
          <table:table-cell table:formula="of:=[.B16]+([.$B$21]-[.$B$11])/10" office:value-type="float" office:value="202.4" calcext:value-type="float">
            <text:p>202</text:p>
          </table:table-cell>
          <table:table-cell table:formula="of:=[.N17]-1" office:value-type="float" office:value="2" calcext:value-type="float">
            <text:p>2</text:p>
          </table:table-cell>
          <table:table-cell table:formula="of:=1+([.N17]*[.B17]*0.0053361793)" office:value-type="float" office:value="4.24012807096" calcext:value-type="float">
            <text:p>4.2</text:p>
          </table:table-cell>
          <table:table-cell table:formula="of:=[.B17]*0.0227920228" office:value-type="float" office:value="4.61310541472" calcext:value-type="float">
            <text:p>4.6</text:p>
          </table:table-cell>
          <table:table-cell table:formula="of:=[.B17]*0.1184974523" office:value-type="float" office:value="23.98388434552" calcext:value-type="float">
            <text:p>24</text:p>
          </table:table-cell>
          <table:table-cell table:formula="of:=10+([.B17]*0.0063653724)" office:value-type="float" office:value="11.28835137376" calcext:value-type="float">
            <text:p>11</text:p>
          </table:table-cell>
          <table:table-cell table:formula="of:=0.15*[.G17]" office:value-type="float" office:value="1.693252706064" calcext:value-type="float">
            <text:p>2</text:p>
          </table:table-cell>
          <table:table-cell table:formula="of:=[.G17]*(0.4)" office:value-type="float" office:value="4.515340549504" calcext:value-type="float">
            <text:p>5</text:p>
          </table:table-cell>
          <table:table-cell table:formula="of:=[.G17]*(0.3)" office:value-type="float" office:value="3.386505412128" calcext:value-type="float">
            <text:p>3</text:p>
          </table:table-cell>
          <table:table-cell table:formula="of:=[.G17]*0.15" office:value-type="float" office:value="1.693252706064" calcext:value-type="float">
            <text:p>2</text:p>
          </table:table-cell>
          <table:table-cell table:formula="of:=3+([.N17]*[.B17]*0.025093165 )" office:value-type="float" office:value="18.23656978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1.45" calcext:value-type="float">
            <text:p>351.45</text:p>
          </table:table-cell>
        </table:table-row>
        <table:table-row table:style-name="ro1">
          <table:table-cell office:value-type="string" calcext:value-type="string">
            <text:p>Bronze</text:p>
          </table:table-cell>
          <table:table-cell table:formula="of:=[.B17]+([.$B$21]-[.$B$11])/10" office:value-type="float" office:value="214.3" calcext:value-type="float">
            <text:p>214</text:p>
          </table:table-cell>
          <table:table-cell table:formula="of:=[.N18]-1" office:value-type="float" office:value="2" calcext:value-type="float">
            <text:p>2</text:p>
          </table:table-cell>
          <table:table-cell table:formula="of:=1+([.N18]*[.B18]*0.0053361793)" office:value-type="float" office:value="4.43062967197" calcext:value-type="float">
            <text:p>4.4</text:p>
          </table:table-cell>
          <table:table-cell table:formula="of:=[.B18]*0.0227920228" office:value-type="float" office:value="4.88433048604" calcext:value-type="float">
            <text:p>4.9</text:p>
          </table:table-cell>
          <table:table-cell table:formula="of:=[.B18]*0.1184974523" office:value-type="float" office:value="25.39400402789" calcext:value-type="float">
            <text:p>25</text:p>
          </table:table-cell>
          <table:table-cell table:formula="of:=10+([.B18]*0.0063653724)" office:value-type="float" office:value="11.36409930532" calcext:value-type="float">
            <text:p>11</text:p>
          </table:table-cell>
          <table:table-cell table:formula="of:=0.15*[.G18]" office:value-type="float" office:value="1.704614895798" calcext:value-type="float">
            <text:p>2</text:p>
          </table:table-cell>
          <table:table-cell table:formula="of:=[.G18]*(0.4)" office:value-type="float" office:value="4.545639722128" calcext:value-type="float">
            <text:p>5</text:p>
          </table:table-cell>
          <table:table-cell table:formula="of:=[.G18]*(0.3)" office:value-type="float" office:value="3.409229791596" calcext:value-type="float">
            <text:p>3</text:p>
          </table:table-cell>
          <table:table-cell table:formula="of:=[.G18]*0.15" office:value-type="float" office:value="1.704614895798" calcext:value-type="float">
            <text:p>2</text:p>
          </table:table-cell>
          <table:table-cell table:formula="of:=3+([.N18]*[.B18]*0.025093165 )" office:value-type="float" office:value="19.1323957785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2.01" calcext:value-type="float">
            <text:p>142.01</text:p>
          </table:table-cell>
        </table:table-row>
        <table:table-row table:style-name="ro1">
          <table:table-cell office:value-type="string" calcext:value-type="string">
            <text:p>Fluorite</text:p>
          </table:table-cell>
          <table:table-cell table:formula="of:=[.B18]+([.$B$21]-[.$B$11])/10" office:value-type="float" office:value="226.2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formula="of:=3+([.N19]*[.B19]*0.025093165 )" office:value-type="float" office:value="25.704295692" calcext:value-type="float">
            <text:p>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2.11" calcext:value-type="float">
            <text:p>52.11</text:p>
          </table:table-cell>
        </table:table-row>
        <table:table-row table:style-name="ro1">
          <table:table-cell office:value-type="string" calcext:value-type="string">
            <text:p>Nickel</text:p>
          </table:table-cell>
          <table:table-cell table:formula="of:=[.B19]+([.$B$21]-[.$B$11])/10" office:value-type="float" office:value="238.1" calcext:value-type="float">
            <text:p>238</text:p>
          </table:table-cell>
          <table:table-cell table:formula="of:=[.N20]-1" office:value-type="float" office:value="3" calcext:value-type="float">
            <text:p>3</text:p>
          </table:table-cell>
          <table:table-cell table:formula="of:=1+([.N20]*[.B20]*0.0053361793)" office:value-type="float" office:value="6.08217716532" calcext:value-type="float">
            <text:p>6.1</text:p>
          </table:table-cell>
          <table:table-cell table:formula="of:=[.B20]*0.0227920228" office:value-type="float" office:value="5.42678062868" calcext:value-type="float">
            <text:p>5.4</text:p>
          </table:table-cell>
          <table:table-cell table:formula="of:=[.B20]*0.1184974523" office:value-type="float" office:value="28.21424339263" calcext:value-type="float">
            <text:p>28</text:p>
          </table:table-cell>
          <table:table-cell table:formula="of:=10+([.B20]*0.0063653724)" office:value-type="float" office:value="11.51559516844" calcext:value-type="float">
            <text:p>12</text:p>
          </table:table-cell>
          <table:table-cell table:formula="of:=0.15*[.G20]" office:value-type="float" office:value="1.727339275266" calcext:value-type="float">
            <text:p>2</text:p>
          </table:table-cell>
          <table:table-cell table:formula="of:=[.G20]*(0.4)" office:value-type="float" office:value="4.606238067376" calcext:value-type="float">
            <text:p>5</text:p>
          </table:table-cell>
          <table:table-cell table:formula="of:=[.G20]*(0.3)" office:value-type="float" office:value="3.454678550532" calcext:value-type="float">
            <text:p>3</text:p>
          </table:table-cell>
          <table:table-cell table:formula="of:=[.G20]*0.15" office:value-type="float" office:value="1.727339275266" calcext:value-type="float">
            <text:p>2</text:p>
          </table:table-cell>
          <table:table-cell table:formula="of:=3+([.N20]*[.B20]*0.025093165 )" office:value-type="float" office:value="26.898730346" calcext:value-type="float">
            <text:p>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5.98" calcext:value-type="float">
            <text:p>145.98</text:p>
          </table:table-cell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250" calcext:value-type="float">
            <text:p>250</text:p>
          </table:table-cell>
          <table:table-cell table:formula="of:=[.N21]-1" office:value-type="float" office:value="3" calcext:value-type="float">
            <text:p>3</text:p>
          </table:table-cell>
          <table:table-cell table:formula="of:=1+([.N21]*[.B21]*0.0053361793)" office:value-type="float" office:value="6.3361793" calcext:value-type="float">
            <text:p>6.3</text:p>
          </table:table-cell>
          <table:table-cell table:formula="of:=[.B21]*0.0227920228" office:value-type="float" office:value="5.6980057" calcext:value-type="float">
            <text:p>5.7</text:p>
          </table:table-cell>
          <table:table-cell table:formula="of:=[.B21]*0.1184974523" office:value-type="float" office:value="29.624363075" calcext:value-type="float">
            <text:p>30</text:p>
          </table:table-cell>
          <table:table-cell table:formula="of:=10+([.B21]*0.0063653724)" office:value-type="float" office:value="11.5913431" calcext:value-type="float">
            <text:p>12</text:p>
          </table:table-cell>
          <table:table-cell table:formula="of:=0.15*[.G21]" office:value-type="float" office:value="1.738701465" calcext:value-type="float">
            <text:p>2</text:p>
          </table:table-cell>
          <table:table-cell table:formula="of:=[.G21]*(0.4)" office:value-type="float" office:value="4.63653724" calcext:value-type="float">
            <text:p>5</text:p>
          </table:table-cell>
          <table:table-cell table:formula="of:=[.G21]*(0.3)" office:value-type="float" office:value="3.47740293" calcext:value-type="float">
            <text:p>3</text:p>
          </table:table-cell>
          <table:table-cell table:formula="of:=[.G21]*0.15" office:value-type="float" office:value="1.738701465" calcext:value-type="float">
            <text:p>2</text:p>
          </table:table-cell>
          <table:table-cell table:formula="of:=3+([.N21]*[.B21]*0.025093165 )" office:value-type="float" office:value="28.093165" calcext:value-type="float">
            <text:p>28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84.39" calcext:value-type="float">
            <text:p>84.39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table:formula="of:=[.B21]+([.$B$34]-[.$B$21])/13" office:value-type="float" office:value="350.846153846154" calcext:value-type="float">
            <text:p>351</text:p>
          </table:table-cell>
          <table:table-cell table:formula="of:=[.N22]-1" office:value-type="float" office:value="3" calcext:value-type="float">
            <text:p>3</text:p>
          </table:table-cell>
          <table:table-cell table:formula="of:=1+([.N22]*[.B22]*0.0053361793)" office:value-type="float" office:value="8.48871193455385" calcext:value-type="float">
            <text:p>8.5</text:p>
          </table:table-cell>
          <table:table-cell table:formula="of:=[.B22]*0.0227920228" office:value-type="float" office:value="7.99649353775385" calcext:value-type="float">
            <text:p>8.0</text:p>
          </table:table-cell>
          <table:table-cell table:formula="of:=[.B22]*0.1184974523" office:value-type="float" office:value="41.5743753800231" calcext:value-type="float">
            <text:p>42</text:p>
          </table:table-cell>
          <table:table-cell table:formula="of:=10+([.B22]*0.0063653724)" office:value-type="float" office:value="12.2332664243385" calcext:value-type="float">
            <text:p>12</text:p>
          </table:table-cell>
          <table:table-cell table:formula="of:=0.15*[.G22]" office:value-type="float" office:value="1.83498996365077" calcext:value-type="float">
            <text:p>2</text:p>
          </table:table-cell>
          <table:table-cell table:formula="of:=[.G22]*(0.4)" office:value-type="float" office:value="4.89330656973539" calcext:value-type="float">
            <text:p>5</text:p>
          </table:table-cell>
          <table:table-cell table:formula="of:=[.G22]*(0.3)" office:value-type="float" office:value="3.66997992730154" calcext:value-type="float">
            <text:p>4</text:p>
          </table:table-cell>
          <table:table-cell table:formula="of:=[.G22]*0.15" office:value-type="float" office:value="1.83498996365077" calcext:value-type="float">
            <text:p>2</text:p>
          </table:table-cell>
          <table:table-cell table:formula="of:=3+([.N22]*[.B22]*0.025093165 )" office:value-type="float" office:value="38.2153617123077" calcext:value-type="float">
            <text:p>3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9.46" calcext:value-type="float">
            <text:p>129.46</text:p>
          </table:table-cell>
        </table:table-row>
        <table:table-row table:style-name="ro1">
          <table:table-cell office:value-type="string" calcext:value-type="string">
            <text:p>Thorite</text:p>
          </table:table-cell>
          <table:table-cell table:formula="of:=[.B22]+([.$B$34]-[.$B$21])/13" office:value-type="float" office:value="451.692307692308" calcext:value-type="float">
            <text:p>45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formula="of:=3+([.N23]*[.B23]*0.025093165 )" office:value-type="float" office:value="48.3375584246154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2.06" calcext:value-type="float">
            <text:p>192.06</text:p>
          </table:table-cell>
        </table:table-row>
        <table:table-row table:style-name="ro1">
          <table:table-cell office:value-type="string" calcext:value-type="string">
            <text:p>Scarab</text:p>
          </table:table-cell>
          <table:table-cell table:formula="of:=[.B23]+([.$B$34]-[.$B$21])/13" office:value-type="float" office:value="552.538461538461" calcext:value-type="float">
            <text:p>553</text:p>
          </table:table-cell>
          <table:table-cell table:formula="of:=[.N24]-1" office:value-type="float" office:value="4" calcext:value-type="float">
            <text:p>4</text:p>
          </table:table-cell>
          <table:table-cell table:number-columns-repeated="8"/>
          <table:table-cell table:formula="of:=3+([.N24]*[.B24]*0.025093165 )" office:value-type="float" office:value="72.3246939211538" calcext:value-type="float">
            <text:p>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.93" calcext:value-type="float">
            <text:p>81.93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 table:formula="of:=[.B24]+([.$B$34]-[.$B$21])/13" office:value-type="float" office:value="653.384615384615" calcext:value-type="float">
            <text:p>653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formula="of:=3+([.N25]*[.B25]*0.025093165 )" office:value-type="float" office:value="84.9774398115384" calcext:value-type="float">
            <text:p>85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office:value-type="float" office:value="35.361667" calcext:value-type="float">
            <text:p>35.36</text:p>
          </table:table-cell>
        </table:table-row>
        <table:table-row table:style-name="ro1">
          <table:table-cell office:value-type="string" calcext:value-type="string">
            <text:p>Obsidian</text:p>
          </table:table-cell>
          <table:table-cell table:formula="of:=[.B25]+([.$B$34]-[.$B$21])/13" office:value-type="float" office:value="754.230769230769" calcext:value-type="float">
            <text:p>754</text:p>
          </table:table-cell>
          <table:table-cell table:formula="of:=[.N26]-1" office:value-type="float" office:value="4" calcext:value-type="float">
            <text:p>4</text:p>
          </table:table-cell>
          <table:table-cell table:formula="of:=1+([.N26]*[.B26]*0.0053361793)" office:value-type="float" office:value="21.1235530909615" calcext:value-type="float">
            <text:p>21.1</text:p>
          </table:table-cell>
          <table:table-cell table:formula="of:=[.B26]*0.0227920228" office:value-type="float" office:value="17.1904448887692" calcext:value-type="float">
            <text:p>17.2</text:p>
          </table:table-cell>
          <table:table-cell table:formula="of:=[.B26]*0.1184974523" office:value-type="float" office:value="89.3744246001154" calcext:value-type="float">
            <text:p>89</text:p>
          </table:table-cell>
          <table:table-cell table:formula="of:=10+([.B26]*0.0063653724)" office:value-type="float" office:value="14.8009597216923" calcext:value-type="float">
            <text:p>15</text:p>
          </table:table-cell>
          <table:table-cell table:formula="of:=0.15*[.G26]" office:value-type="float" office:value="2.22014395825385" calcext:value-type="float">
            <text:p>2</text:p>
          </table:table-cell>
          <table:table-cell table:formula="of:=[.G26]*(0.4)" office:value-type="float" office:value="5.92038388867692" calcext:value-type="float">
            <text:p>6</text:p>
          </table:table-cell>
          <table:table-cell table:formula="of:=[.G26]*(0.3)" office:value-type="float" office:value="4.44028791650769" calcext:value-type="float">
            <text:p>4</text:p>
          </table:table-cell>
          <table:table-cell table:formula="of:=[.G26]*0.15" office:value-type="float" office:value="2.22014395825385" calcext:value-type="float">
            <text:p>2</text:p>
          </table:table-cell>
          <table:table-cell table:formula="of:=3+([.N26]*[.B26]*0.025093165 )" office:value-type="float" office:value="97.6301857019231" calcext:value-type="float">
            <text:p>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.99" calcext:value-type="float">
            <text:p>20.99</text:p>
          </table:table-cell>
        </table:table-row>
        <table:table-row table:style-name="ro1">
          <table:table-cell office:value-type="string" calcext:value-type="string">
            <text:p>Magnetite</text:p>
          </table:table-cell>
          <table:table-cell table:formula="of:=[.B26]+([.$B$34]-[.$B$21])/13" office:value-type="float" office:value="855.076923076923" calcext:value-type="float">
            <text:p>855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formula="of:=3+([.N27]*[.B27]*0.025093165 )" office:value-type="float" office:value="131.739517910769" calcext:value-type="float">
            <text:p>1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4.8" calcext:value-type="float">
            <text:p>84.8</text:p>
          </table:table-cell>
        </table:table-row>
        <table:table-row table:style-name="ro1">
          <table:table-cell office:value-type="string" calcext:value-type="string">
            <text:p>Uranium</text:p>
          </table:table-cell>
          <table:table-cell table:formula="of:=[.B27]+([.$B$34]-[.$B$21])/13" office:value-type="float" office:value="955.923076923077" calcext:value-type="float">
            <text:p>956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formula="of:=3+([.N28]*[.B28]*0.025093165 )" office:value-type="float" office:value="146.922812979231" calcext:value-type="float">
            <text:p>14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2.17" calcext:value-type="float">
            <text:p>312.17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table:formula="of:=[.B28]+([.$B$34]-[.$B$21])/13" office:value-type="float" office:value="1056.76923076923" calcext:value-type="float">
            <text:p>1057</text:p>
          </table:table-cell>
          <table:table-cell table:formula="of:=[.N29]-1" office:value-type="float" office:value="5" calcext:value-type="float">
            <text:p>5</text:p>
          </table:table-cell>
          <table:table-cell table:formula="of:=1+([.N29]*[.B29]*0.0053361793)" office:value-type="float" office:value="34.8346605646462" calcext:value-type="float">
            <text:p>34.8</text:p>
          </table:table-cell>
          <table:table-cell table:formula="of:=[.B29]*0.0227920228" office:value-type="float" office:value="24.0859084020308" calcext:value-type="float">
            <text:p>24.1</text:p>
          </table:table-cell>
          <table:table-cell table:formula="of:=[.B29]*0.1184974523" office:value-type="float" office:value="125.224461515185" calcext:value-type="float">
            <text:p>125</text:p>
          </table:table-cell>
          <table:table-cell table:formula="of:=10+([.B29]*0.0063653724)" office:value-type="float" office:value="16.7267296947077" calcext:value-type="float">
            <text:p>17</text:p>
          </table:table-cell>
          <table:table-cell table:formula="of:=0.15*[.G29]" office:value-type="float" office:value="2.50900945420615" calcext:value-type="float">
            <text:p>3</text:p>
          </table:table-cell>
          <table:table-cell table:formula="of:=[.G29]*(0.4)" office:value-type="float" office:value="6.69069187788308" calcext:value-type="float">
            <text:p>7</text:p>
          </table:table-cell>
          <table:table-cell table:formula="of:=[.G29]*(0.3)" office:value-type="float" office:value="5.01801890841231" calcext:value-type="float">
            <text:p>5</text:p>
          </table:table-cell>
          <table:table-cell table:formula="of:=[.G29]*0.15" office:value-type="float" office:value="2.50900945420615" calcext:value-type="float">
            <text:p>3</text:p>
          </table:table-cell>
          <table:table-cell table:formula="of:=3+([.N29]*[.B29]*0.025093165 )" office:value-type="float" office:value="162.106108047692" calcext:value-type="float">
            <text:p>1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1.93" calcext:value-type="float">
            <text:p>81.93</text:p>
          </table:table-cell>
        </table:table-row>
        <table:table-row table:style-name="ro1">
          <table:table-cell office:value-type="string" calcext:value-type="string">
            <text:p>HSLA</text:p>
          </table:table-cell>
          <table:table-cell table:formula="of:=[.B29]+([.$B$34]-[.$B$21])/13" office:value-type="float" office:value="1157.61538461538" calcext:value-type="float">
            <text:p>1158</text:p>
          </table:table-cell>
          <table:table-cell table:formula="of:=[.N30]-1" office:value-type="float" office:value="6" calcext:value-type="float">
            <text:p>6</text:p>
          </table:table-cell>
          <table:table-cell table:formula="of:=1+([.N30]*[.B30]*0.0053361793)" office:value-type="float" office:value="44.2407027692231" calcext:value-type="float">
            <text:p>44.2</text:p>
          </table:table-cell>
          <table:table-cell table:formula="of:=[.B30]*0.0227920228" office:value-type="float" office:value="26.3843962397846" calcext:value-type="float">
            <text:p>26.4</text:p>
          </table:table-cell>
          <table:table-cell table:formula="of:=[.B30]*0.1184974523" office:value-type="float" office:value="137.174473820208" calcext:value-type="float">
            <text:p>137</text:p>
          </table:table-cell>
          <table:table-cell table:formula="of:=10+([.B30]*0.0063653724)" office:value-type="float" office:value="17.3686530190462" calcext:value-type="float">
            <text:p>17</text:p>
          </table:table-cell>
          <table:table-cell table:formula="of:=0.15*[.G30]" office:value-type="float" office:value="2.60529795285692" calcext:value-type="float">
            <text:p>3</text:p>
          </table:table-cell>
          <table:table-cell table:formula="of:=[.G30]*(0.4)" office:value-type="float" office:value="6.94746120761846" calcext:value-type="float">
            <text:p>7</text:p>
          </table:table-cell>
          <table:table-cell table:formula="of:=[.G30]*(0.3)" office:value-type="float" office:value="5.21059590571385" calcext:value-type="float">
            <text:p>5</text:p>
          </table:table-cell>
          <table:table-cell table:formula="of:=[.G30]*0.15" office:value-type="float" office:value="2.60529795285692" calcext:value-type="float">
            <text:p>3</text:p>
          </table:table-cell>
          <table:table-cell table:formula="of:=3+([.N30]*[.B30]*0.025093165 )" office:value-type="float" office:value="206.337636968846" calcext:value-type="float">
            <text:p>2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9.46" calcext:value-type="float">
            <text:p>129.46</text:p>
          </table:table-cell>
        </table:table-row>
        <table:table-row table:style-name="ro1">
          <table:table-cell office:value-type="string" calcext:value-type="string">
            <text:p>Quartz</text:p>
          </table:table-cell>
          <table:table-cell table:formula="of:=[.B30]+([.$B$34]-[.$B$21])/13" office:value-type="float" office:value="1258.46153846154" calcext:value-type="float">
            <text:p>1258</text:p>
          </table:table-cell>
          <table:table-cell office:value-type="float" office:value="6" calcext:value-type="float">
            <text:p>6</text:p>
          </table:table-cell>
          <table:table-cell table:formula="of:=1+([.N31]*[.B31]*0.0053361793)" office:value-type="float" office:value="48.0076348796923" calcext:value-type="float">
            <text:p>48.0</text:p>
          </table:table-cell>
          <table:table-cell table:formula="of:=[.B31]*0.0227920228" office:value-type="float" office:value="28.6828840775385" calcext:value-type="float">
            <text:p>28.7</text:p>
          </table:table-cell>
          <table:table-cell table:formula="of:=[.B31]*0.1184974523" office:value-type="float" office:value="149.124486125231" calcext:value-type="float">
            <text:p>149</text:p>
          </table:table-cell>
          <table:table-cell table:formula="of:=10+([.B31]*0.0063653724)" office:value-type="float" office:value="18.0105763433846" calcext:value-type="float">
            <text:p>18</text:p>
          </table:table-cell>
          <table:table-cell table:formula="of:=0.15*[.G31]" office:value-type="float" office:value="2.70158645150769" calcext:value-type="float">
            <text:p>3</text:p>
          </table:table-cell>
          <table:table-cell table:formula="of:=[.G31]*(0.4)" office:value-type="float" office:value="7.20423053735385" calcext:value-type="float">
            <text:p>7</text:p>
          </table:table-cell>
          <table:table-cell table:formula="of:=[.G31]*(0.3)" office:value-type="float" office:value="5.40317290301539" calcext:value-type="float">
            <text:p>5</text:p>
          </table:table-cell>
          <table:table-cell table:formula="of:=[.G31]*0.15" office:value-type="float" office:value="2.70158645150769" calcext:value-type="float">
            <text:p>3</text:p>
          </table:table-cell>
          <table:table-cell table:formula="of:=3+([.N31]*[.B31]*0.025093165 )" office:value-type="float" office:value="224.051481215385" calcext:value-type="float">
            <text:p>2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3.43" calcext:value-type="float">
            <text:p>43.43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table:formula="of:=[.B31]+([.$B$34]-[.$B$21])/13" office:value-type="float" office:value="1359.30769230769" calcext:value-type="float">
            <text:p>1359</text:p>
          </table:table-cell>
          <table:table-cell table:formula="of:=[.N32]-1" office:value-type="float" office:value="8" calcext:value-type="float">
            <text:p>8</text:p>
          </table:table-cell>
          <table:table-cell table:formula="of:=1+([.N32]*[.B32]*0.0053361793)" office:value-type="float" office:value="66.2815861302077" calcext:value-type="float">
            <text:p>66.3</text:p>
          </table:table-cell>
          <table:table-cell table:formula="of:=[.B32]*0.0227920228" office:value-type="float" office:value="30.9813719152923" calcext:value-type="float">
            <text:p>31.0</text:p>
          </table:table-cell>
          <table:table-cell table:formula="of:=[.B32]*0.1184974523" office:value-type="float" office:value="161.074498430254" calcext:value-type="float">
            <text:p>161</text:p>
          </table:table-cell>
          <table:table-cell table:formula="of:=10+([.B32]*0.0063653724)" office:value-type="float" office:value="18.6524996677231" calcext:value-type="float">
            <text:p>19</text:p>
          </table:table-cell>
          <table:table-cell table:formula="of:=0.15*[.G32]" office:value-type="float" office:value="2.79787495015846" calcext:value-type="float">
            <text:p>3</text:p>
          </table:table-cell>
          <table:table-cell table:formula="of:=[.G32]*(0.4)" office:value-type="float" office:value="7.46099986708923" calcext:value-type="float">
            <text:p>7</text:p>
          </table:table-cell>
          <table:table-cell table:formula="of:=[.G32]*(0.3)" office:value-type="float" office:value="5.59574990031692" calcext:value-type="float">
            <text:p>6</text:p>
          </table:table-cell>
          <table:table-cell table:formula="of:=[.G32]*0.15" office:value-type="float" office:value="2.79787495015846" calcext:value-type="float">
            <text:p>3</text:p>
          </table:table-cell>
          <table:table-cell table:formula="of:=3+([.N32]*[.B32]*0.025093165 )" office:value-type="float" office:value="309.983989879615" calcext:value-type="float">
            <text:p>3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1.93" calcext:value-type="float">
            <text:p>81.93</text:p>
          </table:table-cell>
        </table:table-row>
        <table:table-row table:style-name="ro1">
          <table:table-cell office:value-type="string" calcext:value-type="string">
            <text:p>Sappire</text:p>
          </table:table-cell>
          <table:table-cell table:formula="of:=[.B32]+([.$B$34]-[.$B$21])/13" office:value-type="float" office:value="1460.15384615385" calcext:value-type="float">
            <text:p>1460</text:p>
          </table:table-cell>
          <table:table-cell table:formula="of:=[.N33]-1" office:value-type="float" office:value="8" calcext:value-type="float">
            <text:p>8</text:p>
          </table:table-cell>
          <table:table-cell table:formula="of:=1+([.N33]*[.B33]*0.0053361793)" office:value-type="float" office:value="71.1247845579538" calcext:value-type="float">
            <text:p>71.1</text:p>
          </table:table-cell>
          <table:table-cell table:formula="of:=[.B33]*0.0227920228" office:value-type="float" office:value="33.2798597530461" calcext:value-type="float">
            <text:p>33.3</text:p>
          </table:table-cell>
          <table:table-cell table:formula="of:=[.B33]*0.1184974523" office:value-type="float" office:value="173.024510735277" calcext:value-type="float">
            <text:p>173</text:p>
          </table:table-cell>
          <table:table-cell table:formula="of:=10+([.B33]*0.0063653724)" office:value-type="float" office:value="19.2944229920615" calcext:value-type="float">
            <text:p>19</text:p>
          </table:table-cell>
          <table:table-cell table:formula="of:=0.15*[.G33]" office:value-type="float" office:value="2.89416344880923" calcext:value-type="float">
            <text:p>3</text:p>
          </table:table-cell>
          <table:table-cell table:formula="of:=[.G33]*(0.4)" office:value-type="float" office:value="7.71776919682461" calcext:value-type="float">
            <text:p>8</text:p>
          </table:table-cell>
          <table:table-cell table:formula="of:=[.G33]*(0.3)" office:value-type="float" office:value="5.78832689761846" calcext:value-type="float">
            <text:p>6</text:p>
          </table:table-cell>
          <table:table-cell table:formula="of:=[.G33]*0.15" office:value-type="float" office:value="2.89416344880923" calcext:value-type="float">
            <text:p>3</text:p>
          </table:table-cell>
          <table:table-cell table:formula="of:=3+([.N33]*[.B33]*0.025093165 )" office:value-type="float" office:value="332.758932482308" calcext:value-type="float">
            <text:p>33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1.93" calcext:value-type="float">
            <text:p>81.93</text:p>
          </table:table-cell>
        </table:table-row>
        <table:table-row table:style-name="ro1">
          <table:table-cell office:value-type="string" calcext:value-type="string">
            <text:p>Diamond</text:p>
          </table:table-cell>
          <table:table-cell office:value-type="float" office:value="1561" calcext:value-type="float">
            <text:p>1561</text:p>
          </table:table-cell>
          <table:table-cell table:formula="of:=[.N34]-1" office:value-type="float" office:value="9" calcext:value-type="float">
            <text:p>9</text:p>
          </table:table-cell>
          <table:table-cell table:formula="of:=1+([.N34]*[.B34]*0.0053361793)" office:value-type="float" office:value="84.297758873" calcext:value-type="float">
            <text:p>84.3</text:p>
          </table:table-cell>
          <table:table-cell table:formula="of:=[.B34]*0.0227920228" office:value-type="float" office:value="35.5783475908" calcext:value-type="float">
            <text:p>35.6</text:p>
          </table:table-cell>
          <table:table-cell table:formula="of:=[.B34]*0.1184974523" office:value-type="float" office:value="184.9745230403" calcext:value-type="float">
            <text:p>185</text:p>
          </table:table-cell>
          <table:table-cell table:formula="of:=10+([.B34]*0.0063653724)" office:value-type="float" office:value="19.9363463164" calcext:value-type="float">
            <text:p>20</text:p>
          </table:table-cell>
          <table:table-cell table:formula="of:=0.15*[.G34]" office:value-type="float" office:value="2.99045194746" calcext:value-type="float">
            <text:p>3</text:p>
          </table:table-cell>
          <table:table-cell table:formula="of:=[.G34]*(0.4)" office:value-type="float" office:value="7.97453852656" calcext:value-type="float">
            <text:p>8</text:p>
          </table:table-cell>
          <table:table-cell table:formula="of:=[.G34]*(0.3)" office:value-type="float" office:value="5.98090389492" calcext:value-type="float">
            <text:p>6</text:p>
          </table:table-cell>
          <table:table-cell table:formula="of:=[.G34]*0.15" office:value-type="float" office:value="2.99045194746" calcext:value-type="float">
            <text:p>3</text:p>
          </table:table-cell>
          <table:table-cell table:formula="of:=3+([.N34]*[.B34]*0.025093165 )" office:value-type="float" office:value="394.70430565" calcext:value-type="float">
            <text:p>39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7.58" calcext:value-type="float">
            <text:p>57.58</text:p>
          </table:table-cell>
        </table:table-row>
        <table:table-row table:style-name="ro1">
          <table:table-cell office:value-type="string" calcext:value-type="string">
            <text:p>Ender Alloy</text:p>
          </table:table-cell>
          <table:table-cell table:formula="of:=[.B34]+([.$B$34]-[.$B$21])/13" office:value-type="float" office:value="1661.84615384615" calcext:value-type="float">
            <text:p>1662</text:p>
          </table:table-cell>
          <table:table-cell office:value-type="float" office:value="9" calcext:value-type="float">
            <text:p>9</text:p>
          </table:table-cell>
          <table:table-cell table:formula="of:=1+([.N35]*[.B35]*0.0053361793)" office:value-type="float" office:value="89.6790904593846" calcext:value-type="float">
            <text:p>89.7</text:p>
          </table:table-cell>
          <table:table-cell table:formula="of:=[.B35]*0.0227920228" office:value-type="float" office:value="37.8768354285538" calcext:value-type="float">
            <text:p>37.9</text:p>
          </table:table-cell>
          <table:table-cell table:formula="of:=[.B35]*0.1184974523" office:value-type="float" office:value="196.924535345323" calcext:value-type="float">
            <text:p>197</text:p>
          </table:table-cell>
          <table:table-cell table:formula="of:=10+([.B35]*0.0063653724)" office:value-type="float" office:value="20.5782696407385" calcext:value-type="float">
            <text:p>21</text:p>
          </table:table-cell>
          <table:table-cell table:formula="of:=0.15*[.G35]" office:value-type="float" office:value="3.08674044611077" calcext:value-type="float">
            <text:p>3</text:p>
          </table:table-cell>
          <table:table-cell table:formula="of:=[.G35]*(0.4)" office:value-type="float" office:value="8.23130785629539" calcext:value-type="float">
            <text:p>8</text:p>
          </table:table-cell>
          <table:table-cell table:formula="of:=[.G35]*(0.3)" office:value-type="float" office:value="6.17348089222154" calcext:value-type="float">
            <text:p>6</text:p>
          </table:table-cell>
          <table:table-cell table:formula="of:=[.G35]*0.15" office:value-type="float" office:value="3.08674044611077" calcext:value-type="float">
            <text:p>3</text:p>
          </table:table-cell>
          <table:table-cell table:formula="of:=3+([.N35]*[.B35]*0.025093165 )" office:value-type="float" office:value="420.009797430769" calcext:value-type="float">
            <text:p>4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Bedrock</text:p>
          </table:table-cell>
          <table:table-cell table:style-name="Default" office:value-type="float" office:value="0" calcext:value-type="float">
            <text:p>0</text:p>
          </table:table-cell>
          <table:table-cell table:style-name="ce4" office:value-type="string" calcext:value-type="string">
            <text:p>inf.</text:p>
          </table:table-cell>
          <table:table-cell table:formula="of:=1+([.N36]*[.B36]*0.0053361793)" office:value-type="float" office:value="1" calcext:value-type="float">
            <text:p>1.0</text:p>
          </table:table-cell>
          <table:table-cell table:formula="of:=[.B36]*0.0227920228" office:value-type="float" office:value="0" calcext:value-type="float">
            <text:p>0.0</text:p>
          </table:table-cell>
          <table:table-cell table:formula="of:=[.B36]*0.1184974523" office:value-type="float" office:value="0" calcext:value-type="float">
            <text:p>0</text:p>
          </table:table-cell>
          <table:table-cell table:formula="of:=([.B36]/[.N36])/6" office:value-type="float" office:value="0" calcext:value-type="float">
            <text:p>0</text:p>
          </table:table-cell>
          <table:table-cell table:formula="of:=[.J36]*(2/3)" office:value-type="float" office:value="0" calcext:value-type="float">
            <text:p>0</text:p>
          </table:table-cell>
          <table:table-cell table:formula="of:=[.G36]*(1/3)" office:value-type="float" office:value="0" calcext:value-type="float">
            <text:p>0</text:p>
          </table:table-cell>
          <table:table-cell table:formula="of:=[.I36]*(2/3)" office:value-type="float" office:value="0" calcext:value-type="float">
            <text:p>0</text:p>
          </table:table-cell>
          <table:table-cell table:formula="of:=[.H36]*(2/3)" office:value-type="float" office:value="0" calcext:value-type="float">
            <text:p>0</text:p>
          </table:table-cell>
          <table:table-cell table:formula="of:=3+([.N36]*[.B36]*0.025093165 )" office:value-type="float" office:value="3" calcext:value-type="float">
            <text:p>3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9"/>
          <table:table-cell table:number-columns-repeated="3"/>
        </table:table-row>
        <table:table-row table:style-name="ro1" table:number-rows-repeated="2">
          <table:table-cell table:style-name="ce1"/>
          <table:table-cell table:style-name="Default"/>
          <table:table-cell/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/>
          <table:table-cell table:style-name="Default"/>
          <table:table-cell/>
          <table:table-cell table:style-name="Default" table:number-columns-repeated="2"/>
          <table:table-cell table:style-name="ce6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ce3" table:number-columns-repeated="2"/>
          <table:table-cell table:style-name="Default" table:number-columns-repeated="8"/>
          <table:table-cell table:style-name="ce7"/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ce3" table:number-columns-repeated="2"/>
          <table:table-cell table:style-name="Default" table:number-columns-repeated="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6" loext:min-decimal-places="6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 style:data-style-name="N2" text:time-value="17:41:16.953194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9:28:39.902060828</meta:creation-date>
    <dc:date>2016-05-22T19:18:46.452226952</dc:date>
    <meta:editing-duration>PT1H3M23S</meta:editing-duration>
    <meta:editing-cycles>12</meta:editing-cycles>
    <meta:generator>LibreOffice/5.0.5.2$Linux_X86_64 LibreOffice_project/00m0$Build-2</meta:generator>
    <meta:document-statistic meta:table-count="1" meta:cell-count="389" meta:object-count="0"/>
  </office:meta>
</office:document-meta>
</file>